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text-properties fo:color="#c9211e" loext:opacity="100%" fo:font-size="10pt" fo:language="zxx" fo:country="none" officeooo:rsid="00062c15" officeooo:paragraph-rsid="0006e7ad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fo:color="#c9211e" loext:opacity="100%" fo:font-size="10pt" fo:language="zxx" fo:country="none" officeooo:rsid="00062c15" officeooo:paragraph-rsid="00148778" style:font-size-asian="10pt" style:language-asian="zxx" style:country-asian="none" style:font-size-complex="10pt" style:language-complex="zxx" style:country-complex="none"/>
    </style:style>
    <style:style style:name="P4" style:family="paragraph" style:parent-style-name="Standard">
      <style:text-properties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5" style:family="paragraph" style:parent-style-name="Standard">
      <style:text-properties fo:color="#ff0000" loext:opacity="100%"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6" style:family="paragraph" style:parent-style-name="Standard">
      <style:text-properties fo:color="#ff0000" loext:opacity="100%" fo:font-size="10pt" fo:language="zxx" fo:country="none" officeooo:rsid="0014bcdd" officeooo:paragraph-rsid="0014bcdd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color="#ff0000" loext:opacity="100%" fo:font-size="10pt" fo:language="zxx" fo:country="none" officeooo:rsid="00155502" officeooo:paragraph-rsid="00155502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text-properties fo:color="#000000" loext:opacity="100%"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9" style:family="paragraph" style:parent-style-name="Standard">
      <style:text-properties fo:color="#c9211e" loext:opacity="100%" fo:font-size="10pt" fo:language="zxx" fo:country="none" officeooo:rsid="001dc2c1" officeooo:paragraph-rsid="001dc2c1" style:font-size-asian="10pt" style:language-asian="zxx" style:country-asian="none" style:font-size-complex="10pt" style:language-complex="zxx" style:country-complex="none"/>
    </style:style>
    <style:style style:name="P10" style:family="paragraph" style:parent-style-name="Standard">
      <style:text-properties fo:color="#c9211e" loext:opacity="100%" fo:font-size="10pt" fo:language="zxx" fo:country="none" officeooo:rsid="00062c15" officeooo:paragraph-rsid="000d014d" style:font-size-asian="10pt" style:language-asian="zxx" style:country-asian="none" style:font-size-complex="10pt" style:language-complex="zxx" style:country-complex="none"/>
    </style:style>
    <style:style style:name="P11" style:family="paragraph" style:parent-style-name="Standard">
      <style:text-properties fo:color="#c9211e" loext:opacity="100%" fo:font-size="10pt" fo:language="zxx" fo:country="none" officeooo:rsid="00062c15" officeooo:paragraph-rsid="002b833f" style:font-size-asian="10pt" style:language-asian="zxx" style:country-asian="none" style:font-size-complex="10pt" style:language-complex="zxx" style:country-complex="none"/>
    </style:style>
    <style:style style:name="P12" style:family="paragraph" style:parent-style-name="Standard">
      <style:text-properties fo:color="#c9211e" loext:opacity="100%" fo:font-size="10pt" fo:language="zxx" fo:country="none" officeooo:rsid="00062c15" officeooo:paragraph-rsid="002d0db7" style:font-size-asian="10pt" style:language-asian="zxx" style:country-asian="none" style:font-size-complex="10pt" style:language-complex="zxx" style:country-complex="none"/>
    </style:style>
    <style:style style:name="P13" style:family="paragraph" style:parent-style-name="Standard">
      <style:text-properties fo:color="#c9211e" loext:opacity="100%" fo:font-size="10pt" fo:language="zxx" fo:country="none" officeooo:rsid="00062c15" officeooo:paragraph-rsid="003ac16b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style:text-properties fo:color="#c9211e" loext:opacity="100%" fo:font-size="10pt" fo:language="zxx" fo:country="none" officeooo:rsid="001eb761" officeooo:paragraph-rsid="001eb761" style:font-size-asian="10pt" style:language-asian="zxx" style:country-asian="none" style:font-size-complex="10pt" style:language-complex="zxx" style:country-complex="none"/>
    </style:style>
    <style:style style:name="P15" style:family="paragraph" style:parent-style-name="Standard">
      <style:text-properties fo:color="#c9211e" loext:opacity="100%" fo:font-size="10pt" fo:language="zxx" fo:country="none" officeooo:rsid="001ed495" officeooo:paragraph-rsid="001ed495" style:font-size-asian="10pt" style:language-asian="zxx" style:country-asian="none" style:font-size-complex="10pt" style:language-complex="zxx" style:country-complex="none"/>
    </style:style>
    <style:style style:name="P16" style:family="paragraph" style:parent-style-name="Standard">
      <style:text-properties fo:color="#c9211e" loext:opacity="100%" fo:font-size="10pt" fo:language="zxx" fo:country="none" officeooo:rsid="00212950" officeooo:paragraph-rsid="00212950" style:font-size-asian="10pt" style:language-asian="zxx" style:country-asian="none" style:font-size-complex="10pt" style:language-complex="zxx" style:country-complex="none"/>
    </style:style>
    <style:style style:name="P17" style:family="paragraph" style:parent-style-name="Standard">
      <style:text-properties fo:color="#c9211e" loext:opacity="100%" fo:font-size="10pt" fo:language="zxx" fo:country="none" officeooo:rsid="002290fc" officeooo:paragraph-rsid="002290fc" style:font-size-asian="10pt" style:language-asian="zxx" style:country-asian="none" style:font-size-complex="10pt" style:language-complex="zxx" style:country-complex="none"/>
    </style:style>
    <style:style style:name="P18" style:family="paragraph" style:parent-style-name="Standard">
      <style:text-properties fo:color="#c9211e" loext:opacity="100%" fo:font-size="10pt" fo:language="zxx" fo:country="none" officeooo:rsid="002795a4" officeooo:paragraph-rsid="002795a4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text-properties fo:color="#c9211e" loext:opacity="100%" fo:font-size="10pt" fo:language="zxx" fo:country="none" officeooo:rsid="003734de" officeooo:paragraph-rsid="003734d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fo:color="#c9211e" loext:opacity="100%" fo:font-size="10pt" fo:language="zxx" fo:country="none" officeooo:rsid="003734de" officeooo:paragraph-rsid="003ac055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fo:color="#c9211e" loext:opacity="100%" fo:font-size="10pt" fo:language="zxx" fo:country="none" officeooo:rsid="00391bbd" officeooo:paragraph-rsid="003734de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text-properties fo:color="#c9211e" loext:opacity="100%" fo:font-size="10pt" fo:language="zxx" fo:country="none" officeooo:rsid="00391bbd" officeooo:paragraph-rsid="003ac055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text-properties fo:font-size="10pt" fo:language="zxx" fo:country="none" officeooo:rsid="00062c15" officeooo:paragraph-rsid="001dc2c1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text-properties fo:font-size="10pt" fo:language="zxx" fo:country="none" officeooo:rsid="00062c15" officeooo:paragraph-rsid="00062c15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text-properties fo:color="#ff0000" loext:opacity="100%" fo:font-size="10pt" fo:language="zxx" fo:country="none" officeooo:rsid="001dc2c1" officeooo:paragraph-rsid="001dc2c1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text-properties fo:color="#ff0000" loext:opacity="100%" fo:font-size="10pt" fo:language="zxx" fo:country="none" officeooo:rsid="000d014d" officeooo:paragraph-rsid="000d014d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text-properties fo:color="#ff0000" loext:opacity="100%" fo:font-size="10pt" fo:language="zxx" fo:country="none" officeooo:rsid="00062c15" officeooo:paragraph-rsid="002e4710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text-properties fo:color="#ff0000" loext:opacity="100%" fo:font-size="10pt" fo:language="zxx" fo:country="none" officeooo:rsid="00319305" officeooo:paragraph-rsid="00319305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text-properties fo:color="#ff0000" loext:opacity="100%" fo:font-size="10pt" fo:language="zxx" fo:country="none" officeooo:rsid="0014bcdd" officeooo:paragraph-rsid="0014bcdd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text-properties fo:color="#ff0000" loext:opacity="100%" fo:font-size="10pt" fo:language="zxx" fo:country="none" officeooo:rsid="00155502" officeooo:paragraph-rsid="00155502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text-properties fo:color="#ff0000" loext:opacity="100%" fo:font-size="10pt" fo:language="zxx" fo:country="none" officeooo:rsid="00348491" officeooo:paragraph-rsid="00348491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text-properties fo:color="#ff0000" loext:opacity="100%" fo:font-size="10pt" fo:language="zxx" fo:country="none" officeooo:rsid="00367348" officeooo:paragraph-rsid="0036734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text-properties fo:color="#000000" loext:opacity="100%" fo:font-size="10pt" fo:language="zxx" fo:country="none" officeooo:rsid="00212950" officeooo:paragraph-rsid="00212950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text-properties fo:color="#000000" loext:opacity="100%" fo:font-size="10pt" fo:language="zxx" fo:country="none" officeooo:rsid="001eb761" officeooo:paragraph-rsid="001eb761" style:font-size-asian="10pt" style:language-asian="zxx" style:country-asian="none" style:font-size-complex="10pt" style:language-complex="zxx" style:country-complex="none"/>
    </style:style>
    <style:style style:name="P35" style:family="paragraph" style:parent-style-name="Standard">
      <style:text-properties fo:color="#000000" loext:opacity="100%" fo:font-size="10pt" fo:language="zxx" fo:country="none" officeooo:rsid="002795a4" officeooo:paragraph-rsid="002795a4" style:font-size-asian="10pt" style:language-asian="zxx" style:country-asian="none" style:font-size-complex="10pt" style:language-complex="zxx" style:country-complex="none"/>
    </style:style>
    <style:style style:name="P36" style:family="paragraph" style:parent-style-name="Standard">
      <style:text-properties fo:color="#000000" loext:opacity="100%" fo:font-size="10pt" fo:language="zxx" fo:country="none" officeooo:rsid="0014bcdd" officeooo:paragraph-rsid="0014bcdd" style:font-size-asian="10pt" style:language-asian="zxx" style:country-asian="none" style:font-size-complex="10pt" style:language-complex="zxx" style:country-complex="none"/>
    </style:style>
    <style:style style:name="P37" style:family="paragraph" style:parent-style-name="Standard">
      <style:text-properties fo:color="#000000" loext:opacity="100%" fo:font-size="10pt" fo:language="zxx" fo:country="none" officeooo:rsid="002fc519" officeooo:paragraph-rsid="002fc519" style:font-size-asian="10pt" style:language-asian="zxx" style:country-asian="none" style:font-size-complex="10pt" style:language-complex="zxx" style:country-complex="none"/>
    </style:style>
    <style:style style:name="P38" style:family="paragraph" style:parent-style-name="Standard">
      <style:text-properties fo:color="#111111" loext:opacity="100%" fo:font-size="10pt" fo:language="zxx" fo:country="none" officeooo:rsid="00367348" officeooo:paragraph-rsid="00367348" style:font-size-asian="10pt" style:language-asian="zxx" style:country-asian="none" style:font-size-complex="10pt" style:language-complex="zxx" style:country-complex="none"/>
    </style:style>
    <style:style style:name="P39" style:family="paragraph" style:parent-style-name="Standard">
      <style:text-properties fo:color="#1c1c1c" loext:opacity="100%" fo:font-size="10pt" fo:language="zxx" fo:country="none" officeooo:rsid="00367348" officeooo:paragraph-rsid="00367348" style:font-size-asian="10pt" style:language-asian="zxx" style:country-asian="none" style:font-size-complex="10pt" style:language-complex="zxx" style:country-complex="none"/>
    </style:style>
    <style:style style:name="T1" style:family="text">
      <style:text-properties officeooo:rsid="000f4ffe"/>
    </style:style>
    <style:style style:name="T2" style:family="text">
      <style:text-properties officeooo:rsid="0012fee7"/>
    </style:style>
    <style:style style:name="T3" style:family="text">
      <style:text-properties officeooo:rsid="00148778"/>
    </style:style>
    <style:style style:name="T4" style:family="text">
      <style:text-properties officeooo:rsid="00193e19"/>
    </style:style>
    <style:style style:name="T5" style:family="text">
      <style:text-properties officeooo:rsid="001dc2c1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style="italic" style:font-style-asian="italic" style:font-style-complex="italic"/>
    </style:style>
    <style:style style:name="T8" style:family="text">
      <style:text-properties fo:color="#000000" loext:opacity="100%" fo:font-style="normal" style:font-style-asian="normal" style:font-style-complex="normal"/>
    </style:style>
    <style:style style:name="T9" style:family="text">
      <style:text-properties fo:color="#000000" loext:opacity="100%" officeooo:rsid="0030ef87"/>
    </style:style>
    <style:style style:name="T10" style:family="text">
      <style:text-properties fo:color="#000000" loext:opacity="100%" officeooo:rsid="00367348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officeooo:rsid="00319305"/>
    </style:style>
    <style:style style:name="T13" style:family="text">
      <style:text-properties fo:color="#ff0000" loext:opacity="100%" officeooo:rsid="003a0a9c"/>
    </style:style>
    <style:style style:name="T14" style:family="text">
      <style:text-properties officeooo:rsid="001eb761"/>
    </style:style>
    <style:style style:name="T15" style:family="text">
      <style:text-properties officeooo:rsid="001ed495"/>
    </style:style>
    <style:style style:name="T16" style:family="text">
      <style:text-properties officeooo:rsid="00233d46"/>
    </style:style>
    <style:style style:name="T17" style:family="text">
      <style:text-properties fo:color="#111111" loext:opacity="100%"/>
    </style:style>
    <style:style style:name="T18" style:family="text">
      <style:text-properties fo:color="#111111" loext:opacity="100%" officeooo:rsid="003a0a9c"/>
    </style:style>
    <style:style style:name="T19" style:family="text">
      <style:text-properties officeooo:rsid="002795a4"/>
    </style:style>
    <style:style style:name="T20" style:family="text">
      <style:text-properties officeooo:rsid="0029892d"/>
    </style:style>
    <style:style style:name="T21" style:family="text">
      <style:text-properties officeooo:rsid="0030ef87"/>
    </style:style>
    <style:style style:name="T22" style:family="text">
      <style:text-properties officeooo:rsid="00319305"/>
    </style:style>
    <style:style style:name="T23" style:family="text">
      <style:text-properties officeooo:rsid="00331906"/>
    </style:style>
    <style:style style:name="T24" style:family="text">
      <style:text-properties officeooo:rsid="00367348"/>
    </style:style>
    <style:style style:name="T25" style:family="text">
      <style:text-properties officeooo:rsid="003ac1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inux'ta dotnet-sdk paket yöneticisi ile sistem geneline kurulabilir veya </text:p>
      <text:p text:style-name="P9">Rider ide'si bir iki tıklamayla yerel bir dotnet-sdk kurabilir. </text:p>
      <text:p text:style-name="P9">Eğer dotnet-sdk paket yöneticisi ile kurulmuşsa konumu <text:span text:style-name="T6">/</text:span><text:span text:style-name="T7">usr/</text:span><text:span text:style-name="T8">lib/dotnet</text:span><text:span text:style-name="T6"> </text:span>olur. </text:p>
      <text:p text:style-name="P9">Eğer Rider yerele kurmuşsa konumu <text:span text:style-name="T6">$HOME/.dotnet </text:span>olur.</text:p>
      <text:p text:style-name="P9"/>
      <text:p text:style-name="P16">Ayrıca termianle</text:p>
      <text:p text:style-name="P16"/>
      <text:p text:style-name="P33">dotnet tool install --global dotnet-ef</text:p>
      <text:p text:style-name="P33"/>
      <text:p text:style-name="P16">kodu da yazılarak <text:span text:style-name="T6">dotnet ef </text:span>de kurulmalıdır.</text:p>
      <text:p text:style-name="P16"/>
      <text:p text:style-name="P17">Bu kod <text:span text:style-name="T6">dotnet ef</text:span>'yi yerelde <text:span text:style-name="T6">~/.dotnet /</text:span><text:span text:style-name="T9">tools </text:span><text:span text:style-name="T11">klasörü varsa onun içene kurar</text:span></text:p>
      <text:p text:style-name="P17">ama yoksa <text:span text:style-name="T6">~/.dotnet/</text:span><text:span text:style-name="T9">tools </text:span><text:span text:style-name="T6"><text:s/></text:span>klasörünü kendisi oluşturur ve içinde <text:span text:style-name="T6">dotnet ef</text:span>'yi kurar.</text:p>
      <text:p text:style-name="P9">Eğer dotnet Rider tarafından yerel olarak kurulmuşsa terminale </text:p>
      <text:p text:style-name="P9"><text:span text:style-name="T6">dotnet --version</text:span> yazınca sistem dotnet'i görmez.</text:p>
      <text:p text:style-name="P9">Eğer dotnet paket yöneticisi ile kurulmuşsa terminalde <text:span text:style-name="T6">dotnet --version </text:span>yazılırsa </text:p>
      <text:p text:style-name="P9">versiyon çıktısı verir. Yani sistem dotnet'i görür.</text:p>
      <text:p text:style-name="P9">Ancak dotnet nasıl yüklenmiş olursa olsun her iki ihtimalde de </text:p>
      <text:p text:style-name="P9">termianle <text:span text:style-name="T6">dotnet ef --version </text:span><text:span text:style-name="T11">yazınca sistem entity framework'ü görmez.</text:span></text:p>
      <text:p text:style-name="P9">Sistemin hem dotnet'i hem de entity framework'ü görmesini sağlamak için 2 tane</text:p>
      <text:p text:style-name="P9">ortam değişkenini <text:span text:style-name="T6">~/.bashrc</text:span> gizli dosyasına eklememiz ve kaydetmemiz gerekiyor.</text:p>
      <text:p text:style-name="P9"/>
      <text:p text:style-name="P9">Eğer dotnet Rider tarafından yerel olarak kurulmuşsa .bashrc gizli dosyasına </text:p>
      <text:p text:style-name="P9">aşağıdaki ortam değişkenleri eklenmelidir.</text:p>
      <text:p text:style-name="P23"/>
      <text:p text:style-name="P4">export DOTNET_ROOT=$HOME/.dotnet</text:p>
      <text:p text:style-name="P4"/>
      <text:p text:style-name="P4">export PATH=$PATH:$DOTNET_ROOT:$<text:span text:style-name="T16">HOME/.dotnet/</text:span>/tools</text:p>
      <text:p text:style-name="P4"/>
      <text:p text:style-name="P25">Ama eğer dotnet paket yöneticisi tarafından kurulmuşsa .bashrc gizli dosyasına aşağıdaki ortam değişkenleri eklenmelidir.</text:p>
      <text:p text:style-name="P4"/>
      <text:p text:style-name="P23">export DOTNET_ROOT=/<text:span text:style-name="T5">usr/lib/dotnet</text:span></text:p>
      <text:p text:style-name="P23"/>
      <text:p text:style-name="P23">export PATH=$PATH:$DOTNET_ROOT:$<text:span text:style-name="T16">HOME/.dotnet</text:span>/tools</text:p>
      <text:p text:style-name="P4"/>
      <text:p text:style-name="P2"/>
      <text:p text:style-name="P26">(<text:span text:style-name="T14">Not: </text:span>Yukarıdaki kodu <text:s/><text:span text:style-name="T1">tek satırda </text:span>birleştirmeye çalışma<text:span text:style-name="T1">k işe yaramaz</text:span> çünkü yukarıdaki kod sadece $PATH değişkenine dotnet'in path'ını eklemiyor aynı zamanda DOTNET_ROOT değişkenini de tanımlıyor)</text:p>
      <text:p text:style-name="P10"/>
      <text:p text:style-name="P14">Bu işlemler yapıldıktan sonra <text:span text:style-name="T15">terminale</text:span></text:p>
      <text:p text:style-name="P14"/>
      <text:p text:style-name="P34">dotnet --version</text:p>
      <text:p text:style-name="P14"/>
      <text:p text:style-name="P14">ve</text:p>
      <text:p text:style-name="P14"/>
      <text:p text:style-name="P14"><text:span text:style-name="T6">d</text:span><text:span text:style-name="T17">otnet ef --version</text:span></text:p>
      <text:p text:style-name="P14"/>
      <text:p text:style-name="P15">kodları girildiğinde çıktı vermeleri beklenir.</text:p>
      <text:p text:style-name="P15"/>
      <text:p text:style-name="P18">Bir klasör içerisindeyken yeni dotnet <text:span text:style-name="T6">console</text:span> projesi oluşturmak için </text:p>
      <text:p text:style-name="P18"/>
      <text:p text:style-name="P35">dotnet new console --name name_of_my_project</text:p>
      <text:p text:style-name="P18"/>
      <text:p text:style-name="P18">kodu kullanılabilir ya da <text:span text:style-name="T6">mvc</text:span> projesi oluşturmak için</text:p>
      <text:p text:style-name="P18"/>
      <text:p text:style-name="P35">dotnet new mvc --name name_of_my_project</text:p>
      <text:p text:style-name="P18"/>
      <text:p text:style-name="P18">kodu kullanılabilir.</text:p>
      <text:p text:style-name="P18"><text:soft-page-break/></text:p>
      <text:p text:style-name="P18">Proje oluşturulduktan sonra içinde bulunduğumuz klasör bizim için solution olur.</text:p>
      <text:p text:style-name="P18">Proje klasörünün içine girmek için</text:p>
      <text:p text:style-name="P18"/>
      <text:p text:style-name="P35">cd name_of_my_project</text:p>
      <text:p text:style-name="P18"/>
      <text:p text:style-name="P18">kodu yazılmalıdır.</text:p>
      <text:p text:style-name="P18"/>
      <text:p text:style-name="P18">Yani bundan sonraki yapacağımız işlemlerin geçerli olabilmesi için solution'ın içinde olmamız yetmez</text:p>
      <text:p text:style-name="P18">projenin de içinde olmalıyız.</text:p>
      <text:p text:style-name="P18"/>
      <text:p text:style-name="P20">Uygulamamıza <text:span text:style-name="T17">Nuget </text:span><text:span text:style-name="T11">paketleri indirmek gerekirse google'a </text:span><text:span text:style-name="T17">nuget </text:span><text:span text:style-name="T11">yazıp</text:span><text:span text:style-name="T17"> nuget.org </text:span><text:span text:style-name="T11">sitesinden</text:span></text:p>
      <text:p text:style-name="P20">ilgili paketi aratarak <text:span text:style-name="T17">.NET CLI </text:span><text:span text:style-name="T11">sekmesinde yazan kodu terminale yazarak indirebiliriz.</text:span></text:p>
      <text:p text:style-name="P22">Nuget paketini indirirken versiyon kısmını almazsak yani <text:span text:style-name="T17">--version </text:span><text:span text:style-name="T13">yazan yerden öncesini alırsak daha iyi olabilir.</text:span></text:p>
      <text:p text:style-name="P18"/>
      <text:p text:style-name="P11"><text:span text:style-name="T19">Eğer proje daha önceden oluşturduğumuz eski bir projemiz ise </text:span><text:span text:style-name="T20">ve </text:span><text:span text:style-name="T3">içerisinde önceden var olan migrationlarımız varsa </text:span></text:p>
      <text:p text:style-name="P12"><text:span text:style-name="T3">o migrationları içeren klasörü komple silmeliyiz(sadece migrationları silmek yetmez) </text:span></text:p>
      <text:p text:style-name="P12"><text:span text:style-name="T3">ve veritabanında önceden oluşan database varsa o database'i de komple silip tekrar oluşturmalıyız.</text:span></text:p>
      <text:p text:style-name="P3"/>
      <text:p text:style-name="P13"><text:span text:style-name="T3">Daha sonra </text:span><text:span text:style-name="T25">eğer projemizde </text:span></text:p>
      <text:p text:style-name="P13"><text:span text:style-name="T25">entity framework kullanıyorsak migration oluşturmak için <text:s/></text:span></text:p>
      <text:p text:style-name="P13">terminal solution içindeki proje klasörümüzü<text:span text:style-name="T2">n içerisini</text:span> görecek şekilde açıkken</text:p>
      <text:p text:style-name="P1"/>
      <text:p text:style-name="P8">dotnet ef migrations add myMigration</text:p>
      <text:p text:style-name="P8"/>
      <text:p text:style-name="P27">kodu ile myMigration isimli migration oluşturulabilir. Bu windows visual studioda ortamında </text:p>
      <text:p text:style-name="P27">package manager console’a yazılan “add-migration myMigration” komutuna karşılık gelmektedir. </text:p>
      <text:p text:style-name="P5"/>
      <text:p text:style-name="P8">dotnet ef database update</text:p>
      <text:p text:style-name="P8"/>
      <text:p text:style-name="P27">kodu ile database güncellenebilir. Bu windows visual studio ortamında </text:p>
      <text:p text:style-name="P27">package manager console’a yazılan “update-database” komutuna karşılık gelmektedir</text:p>
      <text:p text:style-name="P5"/>
      <text:p text:style-name="P6">dotnet'te projenin bağımlılıkları ile ilgili üçüncü party yazılımların lisanslarını indirebilmek için önce aşağıdaki kod ile gerekli araç kurulmalı</text:p>
      <text:p text:style-name="P6"/>
      <text:p text:style-name="P36">dotnet tool install --global ThirdPartyLibraries.GlobalTool</text:p>
      <text:p text:style-name="P36"/>
      <text:p text:style-name="P28">yukardaki kod çalıştırıldıktan sonra</text:p>
      <text:p text:style-name="P6"/>
      <text:p text:style-name="P37"><text:span text:style-name="T11">bu da</text:span> <text:span text:style-name="T21">~/.dotnet/</text:span><text:span text:style-name="T22">tools </text:span><text:span text:style-name="T12">içerisine kurar. </text:span></text:p>
      <text:p text:style-name="P28">Bunda herhangi bir ot-rtam değişkeni eklememize gerek yok çünkü önceden tanımlamış olduğumuz </text:p>
      <text:p text:style-name="P28">2 ortam değişkeni bunu da karşılar.</text:p>
      <text:p text:style-name="P6"/>
      <text:p text:style-name="P7">Sonra aşağıdaki kodda WebApplication2 yazan kısıma projenin adı veya bir takma ad verilerek aşağıdaki kod çalıştırılmalı.</text:p>
      <text:p text:style-name="P5"/>
      <text:p text:style-name="P8">ThirdPartyLibraries update -source . -repository ./"Third Party Licences <text:span text:style-name="T4">(Auto Generated)</text:span>" -appName WebApplication2</text:p>
      <text:p text:style-name="P8"/>
      <text:p text:style-name="P7">Bu şekilde <text:span text:style-name="T23">proje için </text:span>Third Party Licenses klasörü oluşur ve içine üçüncü parti lisanslar iner.</text:p>
      <text:p text:style-name="P7"/>
      <text:p text:style-name="P31">Diğer bir konu ise linux'ta mssql kurulumudur. Mssql'in systemd'ye bağımlılığı var.</text:p>
      <text:p text:style-name="P31">Yani init sistemi olarak systemd kullanmayan bir linux distrosunda mssql çalışmaz.</text:p>
      <text:p text:style-name="P31"/>
      <text:p text:style-name="P31">Mssql'i indirmek için gerekli kodlar microsoft'un resmi sayfasında var. Ancak ben 2 farklı linux distrosunda mssql indirdim.</text:p>
      <text:p text:style-name="P31">PopOS 24.04'te bir sorun olmadı ama Xubuntu 25.10'da bağımlılık sorunu oldu.</text:p>
      <text:p text:style-name="P31">Ldd kodu ile baktığımda 2 adet bağımlılığım eksik olduğunu gördüm.</text:p>
      <text:p text:style-name="P31"/>
      <text:p text:style-name="P31">Google'a <text:span text:style-name="T6">packages ubuntu </text:span>veya<text:span text:style-name="T6"> packages debian </text:span>yazarak aratınca ubuntu'nun veya debian'ın resmi sitesinde </text:p>
      <text:p text:style-name="P31"><text:soft-page-break/>paket arama yeri çıkıyor. Orada paket aranacak sürümün olduğu combobox içerisinde any seçeneğini seçince</text:p>
      <text:p text:style-name="P31">ve <text:span text:style-name="T17">libldap </text:span>yazıp aratınca <text:span text:style-name="T24">libldap kütüphanesinin çeşitli sürümlerinin </text:span><text:span text:style-name="T10">.deb</text:span><text:span text:style-name="T24"> paketleri çıkıyor.</text:span></text:p>
      <text:p text:style-name="P32">Ben</text:p>
      <text:p text:style-name="P38">libldap-2.5-0_2.5.16+dfsg-0ubuntu0.22.04.2_amd64.deb</text:p>
      <text:p text:style-name="P32">paketini kurunca o 2 kütüphaneden kaynaklı bağımlılık sorunu çözüldü.</text:p>
      <text:p text:style-name="P32"/>
      <text:p text:style-name="P32">Linux'ta mssql varsayılan kullanıcısı adı <text:span text:style-name="T17">sa.</text:span></text:p>
      <text:p text:style-name="P32">Mssql kurulumu bittikten sonra </text:p>
      <text:p text:style-name="P32"/>
      <text:p text:style-name="P39">sudo /opt/mssql/bin/mssql-conf setup</text:p>
      <text:p text:style-name="P39"/>
      <text:p text:style-name="P32">kodu ile sa kullanıcısı için şifre belirlenebiliyor.</text:p>
      <text:p text:style-name="P32">Ancak 123 gibi basit şifreleri kabul etmiyor. Ben Deneme.01 yazdım ve kabul etti.</text:p>
      <text:p text:style-name="P32">Veritanına bağlanırken kullandığımız gui uygulamasında <text:span text:style-name="T17">TrustServerCertificate </text:span>diye bir kutucuk oluyor.</text:p>
      <text:p text:style-name="P32">O kutucuğu işaretlemekte fayda var.</text:p>
      <text:p text:style-name="P32">Database seçeneği opsiyonel. Master seçilebilir veya boş bırakılabilir.</text:p>
      <text:p text:style-name="P32">Linux'ta mssql için kullanılabilecek çeşitli gui uygulamaları var.</text:p>
      <text:p text:style-name="P32">Çoğunu denedim.</text:p>
      <text:p text:style-name="P32">Bunlar arasından <text:span text:style-name="T17">Dbeaver</text:span> uygulaması ilk başta bana çok kullanışsız gelmişti</text:p>
      <text:p text:style-name="P32">ama alışınca iyi uygulama aslında. </text:p>
      <text:p text:style-name="P31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08:09:46.173512565</meta:creation-date>
    <dc:date>2025-11-05T01:42:42.195606912</dc:date>
    <meta:editing-duration>PT2H12M3S</meta:editing-duration>
    <meta:editing-cycles>45</meta:editing-cycles>
    <meta:generator>LibreOffice/7.3.7.2$Linux_X86_64 LibreOffice_project/30$Build-2</meta:generator>
    <meta:document-statistic meta:table-count="0" meta:image-count="0" meta:object-count="0" meta:page-count="3" meta:paragraph-count="88" meta:word-count="714" meta:character-count="5684" meta:non-whitespace-character-count="5045"/>
  </office:meta>
</office:document-meta>
</file>